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3" draw:layer="layout" svg:width="0.737cm" svg:height="2.819cm" svg:x="15.361cm" svg:y="5.009cm">
          <draw:image xlink:href="Pictures/100000000000002A000000A0EE7F3E8A.png" xlink:type="simple" xlink:show="embed" xlink:actuate="onLoad">
            <text:p/>
          </draw:image>
        </draw:frame>
        <draw:rect draw:style-name="gr2" draw:text-style-name="P1" draw:id="id4" draw:layer="layout" svg:width="2.54cm" svg:height="2.54cm" svg:x="10.408cm" svg:y="5.136cm">
          <text:p/>
        </draw:rect>
        <draw:rect draw:style-name="gr3" draw:text-style-name="P2" draw:layer="layout" svg:width="1.833cm" svg:height="0.635cm" svg:x="8.575cm" svg:y="5.747cm">
          <text:p text:style-name="P1"><text:span text:style-name="T1">Turn On</text:span></text:p>
        </draw:rect>
        <draw:rect draw:style-name="gr2" draw:text-style-name="P1" draw:id="id1" draw:layer="layout" svg:width="2.54cm" svg:height="2.54cm" svg:x="10.409cm" svg:y="2.084cm">
          <text:p/>
        </draw:rect>
        <draw:rect draw:style-name="gr3" draw:text-style-name="P2" draw:layer="layout" svg:width="1.833cm" svg:height="0.635cm" svg:x="8.576cm" svg:y="2.695cm">
          <text:p text:style-name="P1"><text:span text:style-name="T1">Turn On</text:span></text:p>
        </draw:rect>
        <draw:rect draw:style-name="gr2" draw:text-style-name="P1" draw:id="id2" draw:layer="layout" svg:width="2.54cm" svg:height="2.54cm" svg:x="10.409cm" svg:y="8.072cm">
          <text:p/>
        </draw:rect>
        <draw:rect draw:style-name="gr3" draw:text-style-name="P2" draw:layer="layout" svg:width="1.833cm" svg:height="0.635cm" svg:x="8.576cm" svg:y="8.683cm">
          <text:p text:style-name="P1"><text:span text:style-name="T1">Turn On</text:span></text:p>
        </draw:rect>
        <draw:connector draw:style-name="gr4" draw:text-style-name="P1" draw:layer="layout" draw:type="curve" svg:x1="15.334cm" svg:y1="5.523cm" svg:x2="12.949cm" svg:y2="3.354cm" draw:end-shape="id1" draw:end-glue-point="1" svg:d="m15334 5523c-1413 0-221-2169-2385-2169">
          <text:p/>
        </draw:connector>
        <draw:connector draw:style-name="gr4" draw:text-style-name="P1" draw:layer="layout" draw:type="curve" svg:x1="15.357cm" svg:y1="7.387cm" svg:x2="12.949cm" svg:y2="9.342cm" draw:end-shape="id2" draw:end-glue-point="1" svg:d="m15357 7387c-1431 0-227 1955-2408 1955">
          <text:p/>
        </draw:connector>
        <draw:connector draw:style-name="gr4" draw:text-style-name="P1" draw:layer="layout" draw:type="curve" svg:x1="15.361cm" svg:y1="6.418cm" svg:x2="12.948cm" svg:y2="6.406cm" draw:start-shape="id3" draw:start-glue-point="3" draw:end-shape="id4" draw:end-glue-point="1" svg:d="m15361 6418c-1809 0-603-12-2413-12">
          <text:p/>
        </draw:connector>
        <draw:rect draw:style-name="gr3" draw:text-style-name="P2" draw:layer="layout" svg:width="1.833cm" svg:height="0.635cm" svg:x="8.552cm" svg:y="6.542cm">
          <text:p text:style-name="P1"><text:span text:style-name="T1">Turn Off</text:span></text:p>
        </draw:rect>
        <draw:rect draw:style-name="gr3" draw:text-style-name="P2" draw:layer="layout" svg:width="1.833cm" svg:height="0.635cm" svg:x="8.553cm" svg:y="3.49cm">
          <text:p text:style-name="P1"><text:span text:style-name="T1">Turn Off</text:span></text:p>
        </draw:rect>
        <draw:rect draw:style-name="gr3" draw:text-style-name="P2" draw:layer="layout" svg:width="1.833cm" svg:height="0.635cm" svg:x="8.553cm" svg:y="9.478cm">
          <text:p text:style-name="P1"><text:span text:style-name="T1">Turn Off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2:46:32</dc:date>
    <dc:creator>Bob Jacobsen</dc:creator>
    <meta:editing-duration>PT00H50M51S</meta:editing-duration>
    <meta:editing-cycles>17</meta:editing-cycles>
    <meta:generator>OpenOffice.org/3.0$Uni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